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4pt" style:font-size-asian="14pt" style:font-size-complex="14pt"/>
    </style:style>
    <style:style style:name="P2" style:family="paragraph" style:parent-style-name="Title">
      <style:text-properties fo:font-size="20pt" style:font-size-asian="20pt" style:font-size-complex="20pt"/>
    </style:style>
    <style:style style:name="P3" style:family="paragraph" style:parent-style-name="Heading_20_1">
      <style:text-properties officeooo:paragraph-rsid="00196ff6"/>
    </style:style>
    <style:style style:name="P4" style:family="paragraph" style:parent-style-name="Preformatted_20_Text" style:list-style-name="L4"/>
    <style:style style:name="P5" style:family="paragraph" style:parent-style-name="Standard">
      <style:text-properties officeooo:rsid="00196ff6" officeooo:paragraph-rsid="00196ff6"/>
    </style:style>
    <style:style style:name="P6" style:family="paragraph" style:parent-style-name="Standard">
      <style:paragraph-properties fo:margin-left="0.4925in" fo:text-indent="0in" style:auto-text-indent="false"/>
      <style:text-properties officeooo:rsid="00196ff6" officeooo:paragraph-rsid="00196ff6"/>
    </style:style>
    <style:style style:name="P7" style:family="paragraph" style:parent-style-name="Standard">
      <style:paragraph-properties fo:text-align="end" style:justify-single-word="false"/>
      <style:text-properties officeooo:rsid="00196ff6" officeooo:paragraph-rsid="00196ff6"/>
    </style:style>
    <style:style style:name="P8" style:family="paragraph" style:parent-style-name="Standard" style:list-style-name="L4">
      <style:text-properties officeooo:rsid="00196ff6" officeooo:paragraph-rsid="00196ff6"/>
    </style:style>
    <style:style style:name="P9" style:family="paragraph" style:parent-style-name="Standard" style:list-style-name="L8">
      <style:text-properties officeooo:rsid="00196ff6" officeooo:paragraph-rsid="00196ff6"/>
    </style:style>
    <style:style style:name="P10" style:family="paragraph" style:parent-style-name="Standard" style:list-style-name="L9">
      <style:text-properties officeooo:rsid="00196ff6" officeooo:paragraph-rsid="00196ff6"/>
    </style:style>
    <style:style style:name="P11" style:family="paragraph" style:parent-style-name="Standard" style:list-style-name="L10">
      <style:text-properties officeooo:rsid="00196ff6" officeooo:paragraph-rsid="00196ff6"/>
    </style:style>
    <style:style style:name="P12" style:family="paragraph" style:parent-style-name="Standard" style:list-style-name="L11">
      <style:text-properties officeooo:rsid="00196ff6" officeooo:paragraph-rsid="00196ff6"/>
    </style:style>
    <style:style style:name="P13" style:family="paragraph" style:parent-style-name="Standard" style:list-style-name="L12">
      <style:text-properties officeooo:rsid="00196ff6" officeooo:paragraph-rsid="00196ff6"/>
    </style:style>
    <style:style style:name="P14" style:family="paragraph" style:parent-style-name="Standard">
      <style:text-properties fo:font-weight="bold" officeooo:rsid="00196ff6" officeooo:paragraph-rsid="00196ff6" style:font-weight-asian="bold" style:font-weight-complex="bold"/>
    </style:style>
    <style:style style:name="P15" style:family="paragraph" style:parent-style-name="Standard">
      <style:text-properties fo:font-weight="normal" officeooo:rsid="00196ff6" officeooo:paragraph-rsid="00196ff6" style:font-weight-asian="normal" style:font-weight-complex="normal"/>
    </style:style>
    <style:style style:name="T1" style:family="text">
      <style:text-properties officeooo:rsid="00196ff6"/>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artin Bruchon</text:p>
      <text:p text:style-name="P7">Andrew Murphy</text:p>
      <text:p text:style-name="P7">31-12-2023</text:p>
      <text:p text:style-name="P5"/>
      <text:p text:style-name="P2">Topic 4: Metadata Scrapper User Guide</text:p>
      <text:p text:style-name="P5"/>
      <text:h text:style-name="Heading_20_1" text:outline-level="1">Introduction</text:h>
      <text:p text:style-name="P5"/>
      <text:p text:style-name="P5">Our project's objective is to offer a tool that scans and extracts metadata from files present within a specified folder. <text:s/></text:p>
      <text:p text:style-name="P5"/>
      <text:p text:style-name="P5">This utility is able to handle a diverse range of file formats including audio, video, images, PDFs, and newer Office documents. </text:p>
      <text:p text:style-name="P5"/>
      <text:p text:style-name="P5">The primary purpose of this tool is to simplify the process of metadata extraction from various file types stored in a designated folder. This capability is beneficial for users who need to manage and analyze large volumes of digital files, whether for research, OSINT, or archival purposes. </text:p>
      <text:p text:style-name="P5"/>
      <text:p text:style-name="P5">The tool can store the file into a pickle and csv, so the output can later be used for future analysis.</text:p>
      <text:p text:style-name="P5"/>
      <text:h text:style-name="Heading_20_1" text:outline-level="1">Getting Started</text:h>
      <text:p text:style-name="Text_20_body"/>
      <text:p text:style-name="P14">System Requirements and Installation Instructions</text:p>
      <text:p text:style-name="P5"/>
      <text:p text:style-name="P5">To use this program, ensure that your system has Python 3 installed. </text:p>
      <text:p text:style-name="P5"/>
      <text:p text:style-name="P5">The dependencies are listed in the file <text:span text:style-name="T2">requirements.txt</text:span>. It is recommended to work within a virtual environment when setting up a new project. </text:p>
      <text:p text:style-name="P5"/>
      <text:p text:style-name="P5">To install the dependencies:</text:p>
      <text:p text:style-name="P5"/>
      <text:list text:style-name="L4">
        <text:list-item>
          <text:p text:style-name="P8">Open your terminal or command prompt.</text:p>
        </text:list-item>
        <text:list-item>
          <text:p text:style-name="P8">Navigate to the directory containing requirements.txt.</text:p>
        </text:list-item>
        <text:list-item>
          <text:p text:style-name="P8">Run the following command:</text:p>
          <text:list>
            <text:list-header>
              <text:p text:style-name="P4">pip install -r requirements.txt</text:p>
            </text:list-header>
          </text:list>
        </text:list-item>
        <text:list-item>
          <text:p text:style-name="P8">This will install all necessary libraries and packages listed in <text:span text:style-name="T2">requirements.txt</text:span>.</text:p>
        </text:list-item>
      </text:list>
      <text:p text:style-name="P5"/>
      <text:p text:style-name="P5"/>
      <text:p text:style-name="P14">Opening the Program</text:p>
      <text:p text:style-name="P5"/>
      <text:p text:style-name="P5">Open your terminal or command prompt and navigate to the folder where <text:span text:style-name="T2">folder_selection.py</text:span> is located. Then, run the script using Python 3 by typing:</text:p>
      <text:p text:style-name="P5"/>
      <text:p text:style-name="Preformatted_20_Text"><text:soft-page-break/><text:tab/>python folder_selection.py</text:p>
      <text:p text:style-name="P5"/>
      <text:p text:style-name="P5">A prompt asking to select a folder will be visible.</text:p>
      <text:p text:style-name="P5"/>
      <text:h text:style-name="P3" text:outline-level="1">Usage Instructions (needs screenshots)</text:h>
      <text:p text:style-name="P5"/>
      <text:p text:style-name="P5">Begin the program, as described above, by launching the <text:span text:style-name="T2">folder_selection.py</text:span><text:span text:style-name="T3"> program. After this, all options are managed through the GUI. Below are a list of features and how to use them.</text:span></text:p>
      <text:p text:style-name="P5"/>
      <text:p text:style-name="P14">Selecting a Folder</text:p>
      <text:p text:style-name="P5">When starting the program, you will be prompted to select a folder. All files within this folder (non-recursively) will be scanned. </text:p>
      <text:p text:style-name="P5"/>
      <text:p text:style-name="P14">Main page</text:p>
      <text:p text:style-name="P5">After the scan is complete, you will see the main window. </text:p>
      <text:p text:style-name="P5"/>
      <text:p text:style-name="P5">The main window shows a list of all files, organized by file type. Unsupported file types are listed at the bottom. </text:p>
      <text:p text:style-name="P5"/>
      <text:p text:style-name="P5">Single-click on any file to open up more information on that file. A new window will appear with information on the specific file.</text:p>
      <text:p text:style-name="P5"/>
      <text:p text:style-name="P5">If metadata is present, it will be shown on the left panel. If the object is an image, a preview will be shown on the top-right. And, if any geolocation metadata is present, a map will be shown on the bottom-right. </text:p>
      <text:p text:style-name="P5"/>
      <text:p text:style-name="P14">Saving Results</text:p>
      <text:p text:style-name="P5"/>
      <text:p text:style-name="P5">The summary of all files can be saved by clicking the button Save to CSV, or Save to PICKLE. The file will be output to the current directory, with the current timestamp appended to the end.</text:p>
      <text:p text:style-name="P5"/>
      <text:p text:style-name="P14">Loading Results</text:p>
      <text:p text:style-name="P5"/>
      <text:p text:style-name="P5">After saving results, you can load them into the program to see the raw output. This will display the json output of each file into a new window. </text:p>
      <text:p text:style-name="P5"/>
      <text:p text:style-name="P5"/>
      <text:p text:style-name="P5"/>
      <text:h text:style-name="P1" text:outline-level="2">List of current supported file formats</text:h>
      <text:p text:style-name="P5"/>
      <text:p text:style-name="P5">Currently, support is limited to the below file types:</text:p>
      <text:p text:style-name="P5"/>
      <text:p text:style-name="P5"><text:span text:style-name="T4">Audio Files</text:span></text:p>
      <text:list text:style-name="L8">
        <text:list-item>
          <text:p text:style-name="P9">MP3, WAV, and other common audio formats.</text:p>
        </text:list-item>
        <text:list-item>
          <text:p text:style-name="P9">Metadata Extracted: Includes duration, bitrate, artist, album name, and extra information if present in the file.</text:p>
        </text:list-item>
      </text:list>
      <text:p text:style-name="P5"><text:soft-page-break/></text:p>
      <text:p text:style-name="P14">Office Documents after 2007</text:p>
      <text:list text:style-name="L9">
        <text:list-item>
          <text:p text:style-name="P10">Supported Formats: Microsoft Office formats like DOCX, XLSX, PPTX.</text:p>
        </text:list-item>
        <text:list-item>
          <text:p text:style-name="P10">Metadata Extracted: Author, creation date, last modified date, document title, etc.</text:p>
        </text:list-item>
      </text:list>
      <text:p text:style-name="P5"/>
      <text:p text:style-name="P14">PDF Files</text:p>
      <text:list text:style-name="L10">
        <text:list-item>
          <text:p text:style-name="P11">Supported Formats: Standard PDF documents.</text:p>
        </text:list-item>
        <text:list-item>
          <text:p text:style-name="P11">Metadata Extracted: Author, creation and modification dates, document title, number of pages, and more if present in the file.</text:p>
        </text:list-item>
      </text:list>
      <text:p text:style-name="P5"/>
      <text:p text:style-name="P14">Image Files</text:p>
      <text:list text:style-name="L11">
        <text:list-item>
          <text:p text:style-name="P12">Supported Formats: JPEG, PNG, and other common image formats. GIF is currently not supported</text:p>
        </text:list-item>
        <text:list-item>
          <text:p text:style-name="P12">Metadata Extracted: Dimensions, creation date, camera settings (if available), file size, etc.</text:p>
        </text:list-item>
      </text:list>
      <text:p text:style-name="P5"/>
      <text:p text:style-name="P14">Video Files</text:p>
      <text:list text:style-name="L12">
        <text:list-item>
          <text:p text:style-name="P13">Supported Formats: MP4, AVI, MOV, etc.</text:p>
        </text:list-item>
        <text:list-item>
          <text:p text:style-name="P13">Metadata Extracted: Duration, resolution, codec, frame rate, and other information if present.</text:p>
        </text:list-item>
      </text:list>
      <text:p text:style-name="P5"/>
      <text:p text:style-name="P5">For file types not in the above list (txt, word documents before 2007), the files will be grouped into the unsupported format list on the main page.</text:p>
      <text:p text:style-name="P5"/>
      <text:h text:style-name="Heading_20_1" text:outline-level="1">Program Components</text:h>
      <text:p text:style-name="P5"/>
      <text:p text:style-name="P5">The metadata extractor is made up of modules in different python files.</text:p>
      <text:p text:style-name="P5"/>
      <text:p text:style-name="P14">folder_selection.py - Main Program File</text:p>
      <text:p text:style-name="P6">folder_selection.py serves as the entry point to the application. It presents the user interface for folder selection and initiates the metadata scanning process. This script integrates various modules to facilitate the comprehensive analysis of different file types within the selected folder.</text:p>
      <text:p text:style-name="P5"/>
      <text:p text:style-name="P14">audio_info.py - Audio File Metadata</text:p>
      <text:p text:style-name="P6">Handles the extraction of metadata from audio files. It processes formats like MP3 and WAV, retrieving details such as duration, bitrate, and artist information.</text:p>
      <text:p text:style-name="P5"/>
      <text:p text:style-name="P14">office_info.py - Office Document Metadata</text:p>
      <text:p text:style-name="P6">Focuses on scraping metadata from office documents, including Word, Excel, and PowerPoint files. It extracts information like author, creation date, and last modified date.</text:p>
      <text:p text:style-name="P5"/>
      <text:p text:style-name="P14">pdf_info.py - PDF File Metadata</text:p>
      <text:p text:style-name="P6">Dedicated to extracting metadata from PDF files. This includes authorship, creation and modification dates, and other document-specific information.</text:p>
      <text:p text:style-name="P5"/>
      <text:p text:style-name="P14">image_info.py - Image File Metadata</text:p>
      <text:p text:style-name="P6">Extracts metadata from various image file formats, including JPEG, PNG, and GIF. It retrieves details like dimensions, creation date, and camera settings (if available).</text:p>
      <text:p text:style-name="P5"><text:soft-page-break/></text:p>
      <text:p text:style-name="P14">video_info.py - Video File Metadata</text:p>
      <text:p text:style-name="P6">Targets metadata extraction from video files. It supports various formats like MP4 and AVI, gathering data such as duration, resolution, and codec information.</text:p>
      <text:p text:style-name="P5"/>
      <text:p text:style-name="P14">scan_folder.py - Folder Scanning</text:p>
      <text:p text:style-name="P6">Manages the scanning of the selected folder. It identifies file types and delegates the extraction process to the respective modules.</text:p>
      <text:p text:style-name="P5"/>
      <text:p text:style-name="P14">metadata_functions.py - Metadata Handling Functions</text:p>
      <text:p text:style-name="P6">Contains a collection of functions used across different modules to process and organize metadata. Functions from this file are imported into the individual <text:span text:style-name="T2">info</text:span><text:span text:style-name="T3"> modules.</text:span></text:p>
      <text:p text:style-name="P5"/>
      <text:p text:style-name="P14">main_page.py - Main Interface Component</text:p>
      <text:p text:style-name="P6">Responsible for rendering the main user interface of the program. It integrates user inputs and displays results.</text:p>
      <text:p text:style-name="P5"/>
      <text:p text:style-name="P5"/>
      <text:h text:style-name="Heading_20_1" text:outline-level="1"><text:span text:style-name="T1">Next Steps</text:span></text:h>
      <text:p text:style-name="P5"/>
      <text:p text:style-name="P5">We identified several axes improvements that could be addressed in the future.</text:p>
      <text:p text:style-name="P5"/>
      <text:p text:style-name="P14">pyexiftool library </text:p>
      <text:p text:style-name="P5"/>
      <text:p text:style-name="P5">This would allow extraction of metadata from a much larger variety of files, including txt and older Microsoft Office documents. However, it is only a wrapper, and thus it is dependent on installing <text:span text:style-name="T2">exiftool</text:span> within the local environment. <text:s/></text:p>
      <text:p text:style-name="P5"/>
      <text:p text:style-name="P5">Due to the nature of this project, we wanted to have as few dependencies as possible to avoid complications when installing, so we decided not to move forward with this option.</text:p>
      <text:p text:style-name="P5"/>
      <text:p text:style-name="P14"/>
      <text:p text:style-name="P14">Additional deployment on Macintosh, mobile, etc.</text:p>
      <text:p text:style-name="P15"><text:line-break/>We did not have access to an Apple computer, so our program was not tested in this environment. However, it was tested in both a Linux and Windows environment. </text:p>
      <text:p text:style-name="P15"/>
      <text:p text:style-name="P15">Given the simplicity of the program, it would also be possible to port this as an android or iOS app. However, this was outside the scope of the project.</text:p>
      <text:p text:style-name="P14"/>
      <text:p text:style-name="P14"/>
      <text:p text:style-name="P14">User Interface Improvements</text:p>
      <text:p text:style-name="P5"/>
      <text:p text:style-name="P5">We would want to gather feedback on the user experience of our program, in order to improve the GUI. Given time limitations, this step was not done.</text:p>
      <text:p text:style-name="P5"/>
      <text:h text:style-name="Heading_20_1" text:outline-level="1"><text:soft-page-break/>About the Team</text:h>
      <text:p text:style-name="P5"/>
      <text:p text:style-name="P5">Martin BRUCHON XXXX</text:p>
      <text:p text:style-name="P5"/>
      <text:p text:style-name="P5">Andrew MURPHY XXXX</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9T13:35:17.246000000</meta:creation-date>
    <dc:date>2023-12-29T14:28:30.633000000</dc:date>
    <meta:editing-duration>PT53M14S</meta:editing-duration>
    <meta:editing-cycles>1</meta:editing-cycles>
    <meta:document-statistic meta:table-count="0" meta:image-count="0" meta:object-count="0" meta:page-count="5" meta:paragraph-count="87" meta:word-count="1104" meta:character-count="6950" meta:non-whitespace-character-count="5931"/>
    <meta:generator>LibreOffice/7.6.2.1$Windows_X86_64 LibreOffice_project/56f7684011345957bbf33a7ee678afaf4d2ba333</meta:generator>
  </office:meta>
</office:document-meta>
</file>